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088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1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72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53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243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593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361cm" svg:height="0.888cm" svg:x="9.078cm" svg:y="13.764cm" svg:viewBox="0 0 1362 889" svg:d="M0 889c99-201 300-242 453-349 147-103 320-148 470-244l165-86 166-88 108-122">
            <text:p/>
          </draw:path>
          <draw:path draw:style-name="gr1" draw:text-style-name="P1" draw:layer="layout" svg:width="1.234cm" svg:height="1.158cm" svg:x="9.067cm" svg:y="14.597cm" svg:viewBox="0 0 1235 1159" svg:d="M0 0c78 259 258 369 423 464 184 109 325 296 508 400l173 170 131 125">
            <text:p/>
          </draw:path>
          <draw:path draw:style-name="gr1" draw:text-style-name="P1" draw:layer="layout" svg:width="1.387cm" svg:height="0.793cm" svg:x="10.279cm" svg:y="14.958cm" svg:viewBox="0 0 1388 794" svg:d="M0 794c148-66 302-80 445-194 148-120 296-221 456-321s314-134 457-260l30-19">
            <text:p/>
          </draw:path>
          <draw:path draw:style-name="gr1" draw:text-style-name="P1" draw:layer="layout" svg:width="1.177cm" svg:height="1.153cm" svg:x="10.445cm" svg:y="13.819cm" svg:viewBox="0 0 1178 1154" svg:d="M0 0c139 99 288 175 406 326 121 159 263 284 393 424l129 211 132 78 118 115">
            <text:p/>
          </draw:path>
          <draw:frame draw:style-name="gr2" draw:text-style-name="P3" draw:layer="layout" svg:width="0.209cm" svg:height="0.624cm" svg:x="10.212cm" svg:y="15.719cm">
            <draw:text-box>
              <text:p text:style-name="P2"><text:span text:style-name="T1">K</text:span></text:p>
            </draw:text-box>
          </draw:frame>
          <draw:frame draw:style-name="gr3" draw:text-style-name="P3" draw:layer="layout" svg:width="0.177cm" svg:height="0.624cm" svg:x="11.83cm" svg:y="14.784cm">
            <draw:text-box>
              <text:p text:style-name="P2"><text:span text:style-name="T1">L</text:span></text:p>
            </draw:text-box>
          </draw:frame>
          <draw:frame draw:style-name="gr4" draw:text-style-name="P3" draw:layer="layout" svg:width="0.777cm" svg:height="0.624cm" svg:x="10.196cm" svg:y="13.338cm">
            <draw:text-box>
              <text:p text:style-name="P2"><text:span text:style-name="T1">M</text:span></text:p>
            </draw:text-box>
          </draw:frame>
          <draw:frame draw:style-name="gr5" draw:text-style-name="P3" draw:layer="layout" svg:width="0.739cm" svg:height="0.624cm" svg:x="8.453cm" svg:y="14.431cm">
            <draw:text-box>
              <text:p text:style-name="P2"><text:span text:style-name="T1">N</text:span></text:p>
            </draw:text-box>
          </draw:frame>
          <draw:frame draw:style-name="gr6" draw:text-style-name="P4" draw:layer="layout" svg:width="0.013cm" svg:height="1.187cm" svg:x="9.778cm" svg:y="15.212cm">
            <draw:text-box>
              <text:p/>
            </draw:text-box>
          </draw:frame>
          <draw:line draw:style-name="gr7" draw:text-style-name="P5" draw:layer="layout" svg:x1="9.125cm" svg:y1="14.655cm" svg:x2="11.594cm" svg:y2="14.987cm">
            <text:p/>
          </draw:line>
          <draw:line draw:style-name="gr7" draw:text-style-name="P5" draw:layer="layout" svg:x1="10.425cm" svg:y1="13.791cm" svg:x2="10.339cm" svg:y2="15.722cm">
            <text:p/>
          </draw:line>
          <draw:frame draw:style-name="gr8" draw:text-style-name="P3" draw:layer="layout" svg:width="0.219cm" svg:height="0.624cm" svg:x="10.469cm" svg:y="14.297cm">
            <draw:text-box>
              <text:p text:style-name="P2"><text:span text:style-name="T1">3</text:span></text:p>
            </draw:text-box>
          </draw:frame>
          <draw:frame draw:style-name="gr9" draw:text-style-name="P3" draw:layer="layout" svg:width="1.59cm" svg:height="0.624cm" svg:x="11.028cm" svg:y="15.856cm">
            <draw:text-box>
              <text:p text:style-name="P2"><text:span text:style-name="T1">NL = 8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20:25.562129829</meta:creation-date>
    <dc:date>2018-03-12T12:21:07.721628510</dc:date>
    <meta:editing-duration>PT42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